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1a20ed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ee0f124d-7fff-9401-0d8f-192f58254b06"/><text:span text:style-name="T1">1.</text:span><text:span text:style-name="T2"> </text:span><text:span text:style-name="T3">События A и B называют несовместными, или непересек., если их пересечение является невозможным событием, т. е. если A ∩ B = ∅. В противном случае события называют совместными, или пересек. События A1,A2,...,An называют попарно несовм. (непересек.), если Ai*Aj = ∅ для любых i,j = 1,n, i!=j, и несовм. (непересек.) в совокупности, если A1A2...An =∅. 1) Если A и B — несовм. события (и P(A)!=0, и P(B)!=0), то они обязательно завис.; 2) Если A и B — совм. события, то они могут быть и завис. и независ.; 3) Если A и B — завис. события, то они могут быть и совм. и несовм.. </text:span><text:span text:style-name="T1">2.</text:span><text:span text:style-name="T2"> </text:span><text:span text:style-name="T3">Пусть: 1) Ω⊆</text:span><text:span text:style-name="T4">R</text:span><text:span text:style-name="T3">^𝑛; 2) 𝜇(Ω)&lt;∞ (мера множества Ω конечна; 𝑛=1: 𝜇 – длина; 𝑛=2: 𝜇 – площадь; 𝑛=3: 𝜇– объем); 3) Возможность принадлежности исхода множеству 𝑀⊆Ω пропорциональна мере мн-ва 𝑀 𝜇(𝑀 ) и не зависит от формы 𝑀 и его расположения внутри Ω; 4) 𝐴⊆Ω – некоторое событие. В-тью осущ.ия события 𝐴 наз. число 𝑃{𝐴} = 𝜇(𝐴) . </text:span><text:span text:style-name="T1">3.</text:span><text:span text:style-name="T2"> </text:span><text:span text:style-name="T3">См. П2.4. </text:span><text:span text:style-name="T1">4. </text:span><text:span text:style-name="T3">См. п2.5., п2.6. 4) ∀𝐴∈B: 0≤𝑃(𝐴)≤1. </text:span><text:span text:style-name="T1">5.</text:span><text:span text:style-name="T2"> </text:span><text:span text:style-name="T3">См. п2.5. Акс. сложения: если 𝐴1,..,𝐴𝑛 – попарно несовм. события, то 𝑃(𝐴1+...+ 𝐴𝑛) = 𝑃(𝐴1)+...+ 𝑃(𝐴𝑛). Акс. непрерывности: если 𝐴1,..,𝐴𝑛,.. – неубыв. последоват-ть событий (т.е. 𝐴𝑖 ≤𝐴𝑖+1, 𝑖∈N), а 𝐴= 𝐴1+...+𝐴𝑛+.., то 𝑃(𝐴)= lim(𝑖→∞)𝑃(𝐴𝑖). Расширенная аксиома сложения экв. аксиоме сложения и аксиоме непрерывности. </text:span><text:span text:style-name="T1">6.</text:span><text:span text:style-name="T2"> </text:span><text:span text:style-name="T3">См. П2.7. </text:span><text:span text:style-name="T1">7.</text:span><text:span text:style-name="T2"> </text:span><text:span text:style-name="T3">См. П2.8. </text:span><text:span text:style-name="T1">8.</text:span><text:span text:style-name="T2"> </text:span><text:span text:style-name="T3">См. П2.9. </text:span><text:span text:style-name="T1">9.</text:span><text:span text:style-name="T2"> </text:span><text:span text:style-name="T3">См. П2.10. </text:span><text:span text:style-name="T1">10.</text:span><text:span text:style-name="T2"> </text:span><text:span text:style-name="T3">Пусть (Ω, B, 𝑃) – вероятностное пр-во. Говорят, что события 𝐻1,..,𝐻𝑛 ∈B образуют полную группу, если выполнены следующие усл.: 1) 𝐻𝑖𝐻𝑗=0, при 𝑖!=𝑗; 2) 𝐻1+..+𝐻𝑛 =Ω. Поскольку события 𝐻𝑖,𝐻𝑗, 𝑖!=𝑗 несовм. и их в-ть !=0, они обязательно завис.. </text:span><text:span text:style-name="T1">11.</text:span><text:span text:style-name="T2"> </text:span><text:span text:style-name="T3">См. П2.11. </text:span><text:span text:style-name="T1">12.</text:span><text:span text:style-name="T2"> </text:span><text:span text:style-name="T3">См. П2.12. </text:span><text:span text:style-name="T1">13.</text:span><text:span text:style-name="T2"> </text:span><text:span text:style-name="T3">Испытание – случ. эксперимент, в результате кот. возможна реализация одного из двух элементарных исходов (т.е. |Ω|=2). При этом, один из этих исходов условно наз. успехом, а другой – неудачей. Схемой Бернулли будем наз. серию независ. в совокупности однотипных испытаний. См. П2.13. </text:span><text:span text:style-name="T1">14.</text:span><text:span text:style-name="T3"> Пусть 𝑃𝑛(𝑘) – в-ть осущ.ия ровно 𝑘 успехов в серии из 𝑛 испытаний по схеме Бернулли. Тогда 𝑃𝑛(𝑘) = 𝐶𝑘𝑛 𝑝^𝑘 𝑞^(𝑛−𝑘), 𝑘=0,𝑛, 𝑞=1−𝑝, 𝑝 - вер-ть успеха. Пусть 𝑃𝑛(𝑘≥1) – в-ть осущ.ия хотя бы одного успеха в серии из 𝑛 испытаний по схеме Бернулли. Тогда 𝑃𝑛(𝑘≥1) =1−𝑞𝑛. Пусть 𝑃𝑛(𝑘1≤𝑘≤𝑘2) – в-ть осущ.ия от 𝑘1 до 𝑘2 успехов в серии из 𝑛 испытаний по</text:span></text:p>
      <text:p text:style-name="P2">схеме Бернулли. Тогда 𝑃𝑛(𝑘1≤𝑘≤𝑘2) = ∑︀(𝑘=𝑘1,k2) (𝐶𝑘𝑛 𝑝^𝑘 𝑞^(𝑛−𝑘)).</text:p>
      <text:p text:style-name="P1"><text:span text:style-name="T1"/></text:p>
      <text:p text:style-name="P1"><text:span text:style-name="T1">1.</text:span><text:span text:style-name="T2"> </text:span><text:span text:style-name="T3">Пространством элементарных исходов называется мн-во Ω возможных исходов этого эксперимента. При этом должны выполняться эти условия: 1) Каждый ЭИ мыслится единым и неделимым, т.е. он не может быть разбит на более «мелкие» в рамках данного эксперимента; 2) При однократном проведении случ. эксперимента реализуется ровно один ЭИ из Ω. Пусть: 1) |Ω| = 𝑁 &lt; ∞; 2) По условию эксперимента все ЭИ равновозможны; 3) 𝐴⊆Ω – событие, |𝐴|=𝑁_𝐴. Вероятностью осущ.ия события 𝐴 называется число 𝑃 {𝐴} = 𝑁_𝐴 / 𝑁. Пример: 2 раза бросают игральную кость, 𝐴= {сумма выпавших очков ≥11}. Тогда Ω={(𝑥1,𝑥2), 𝑥𝑖∈{1,..,6}}; |Ω|=36; 𝐴={(5,6), (6,5), (6,6)} ⇒ {𝐴}=3/36 = 1/12. </text:span><text:span text:style-name="T1">2.</text:span><text:span text:style-name="T2"> </text:span><text:span text:style-name="T3">См. п.1. Св-во 2.1: Для любого события A в-ть удовл. неравенству P(A) &gt; 0. Д-во: Свойство очевидно, так как отношение NA/N не может быть отрицательным. Свойство 2.2: Для достоверного события Ω (которое содержит все N элементарных исходов) P(Ω) = 1. Свойство 2.3: Если события A и B несовм. (AB = ∅), то P(A+B) = P(A) + P(B). Д-во: если событию A благоприятствуют N1 исходов, а событию B — N2 исходов, то в силу несовм. A и B событию A+B благоприятствуют </text:span><text:soft-page-break/><text:span text:style-name="T3">N1+N2 исходов. Следовательно, P(A+B)= (N1+N2)/N = N1/N + N2/N =P(A)+P(B).  </text:span><text:span text:style-name="T1">3.</text:span><text:span text:style-name="T2"> </text:span><text:span text:style-name="T3">Вероятностью события A наз. (эмпирический) предел P(A), к которому стремится частота r_A события A при неограниченном увеличении числа n опытов. Недостаток: нельзя провести бесконечное число повторений опыта, а при конечном числе повторений наблюденная частота, естественно, будет разной при различном числе повторений. </text:span><text:span text:style-name="T1">4.</text:span><text:span text:style-name="T2"> </text:span><text:span text:style-name="T3">Сигма-алгеброй событий B назовем такую непустую систему подмножеств пространства элементарных исходов Ω, что: 1) Если подмножество A принадлежит B, то дополнение A принадлежит B. 2) Если подмножества A1, A2, ..., An... принадлежат B, то их объединение A1+A2+...+An+... принадлежит B. Свойства: 1) Ω ∈ B; 2) ∅ ∈ B; 3) Если 𝐴1,...,𝐴𝑛,...∈B, то и 𝐴1·...·𝐴𝑛 ·...∈B; 4) Если 𝐴,𝐵∈B, то 𝐴∖𝐵∈B. Д-ва: 1) B!=∅ (по опр) ⇒ ∃𝐴∈B ⇒акс1⇒ ¬𝐴∈B ⇒акс2⇒ 𝐴+¬𝐴∈B ⇒Ω∈B; 2) Ω∈B (св-во1) ⇒акс1⇒ ¬Ω∈B ⇒∅∈B; 3) 𝐴1,...,𝐴𝑛,... ∈ B ⇒акс1⇒ ¬𝐴1,...,¬𝐴𝑛,... ∈B ⇒акс2⇒ ¬𝐴1+...+¬𝐴𝑛 +... ∈B ⇒акс1⇒ ¬(¬𝐴1 +...+¬𝐴𝑛 +...) ∈B ⇒з-н деМоргана⇒ ¬¬𝐴1·...·¬¬𝐴𝑛·... ∈B ⇒𝐴1·...·𝐴𝑛·...∈B; 4) 𝐴,𝐵∈B(поусл.) ⇒акс1⇒ 𝐴,¬𝐵∈B ⇒св-во3⇒ 𝐴¬𝐵∈B⇒𝐴∖𝐵∈B. </text:span><text:span text:style-name="T1">5.</text:span><text:span text:style-name="T2"> </text:span><text:span text:style-name="T3">Пусть: 1) Ω – пространство элементарных исходов случ. эксперимента; 2) B – сигма-алгебра на Ω. Вероятностью (вероятностной мерой) называют функцию: 𝑃: B→R, обладающую след. св-вами, которые наз. аксиомами в-ти: 1) акс. неотрицательности: ∀𝐴∈𝐵 : 𝑃(𝐴) ≥ 0; 2) акс. нормированности: 𝑃(Ω)=1; 3) расширенная акс. сложения: Если 𝐴1,...,𝐴𝑛,… – попарно несовм. события, то 𝑃(𝐴1+...+𝐴𝑛+...)= 𝑃(𝐴1)+...+𝑃(𝐴𝑛)+.... Свойства: 1) 𝑃(¬𝐴)=1−𝑃(𝐴); 2) 𝑃(∅)=0; 3) Если 𝐴⊆𝐵, то 𝑃(𝐴)≤𝑃(𝐵). Д-ва: 1) Ω=𝐴+¬𝐴, причем 𝐴¬𝐴=∅⇒ 1=акс2=𝑃(Ω) =𝑃(𝐴+¬𝐴) =акс3= 𝑃(𝐴)+𝑃(¬𝐴) ⇒ 𝑃(¬𝐴)=1−𝑃(𝐴); 2) 𝑃(∅)=𝑃(¬Ω) =(св-во1)= 1−𝑃(Ω) =акс2=1−1=0; 3) 𝐵=𝐴+𝐵∖𝐴, причем 𝐴·(𝐵∖𝐴)=∅ =&gt; 𝑃(𝐵)=𝑃(𝐴+𝐵∖𝐴) =акс3= 𝑃(𝐴)+𝑃(𝐵∖𝐴) ⇒акс1⇒ 𝑃(𝐵)=𝑃(𝐴)+(≥0) ⇒𝑃(𝐵)≥𝑃(𝐴). </text:span><text:span text:style-name="T1">6.</text:span><text:span text:style-name="T2"> </text:span><text:span text:style-name="T3">См. пред. пункт. Свойства: 1) ∀𝐴,𝐵∈B: 𝑃(𝐴+𝐵)=𝑃(𝐴)+𝑃(𝐵)−𝑃(𝐴𝐵); 2) ∀𝐴1,...,𝐴𝑛∈B: 𝑃(𝐴1+...+𝐴𝑛) = ∑︀(𝑖1=1,n)(𝐴𝑖1) − ∑︀(1≤𝑖1&lt;𝑖2≤𝑛)(𝐴𝑖1𝐴𝑖2) + ∑︀(1≤𝑖1&lt;𝑖2&lt;𝑖3≤𝑛)(𝐴𝑖1𝐴𝑖2𝐴𝑖3) −...+ (−1)^(𝑛−1)𝑃(𝐴1...𝐴𝑛). Д-во: 1. a) 𝐴+𝐵=𝐴+𝐵∖𝐴, причем 𝐴·(𝐵∖𝐴)=∅, тогда 𝑃(𝐴+𝐵) =акс3= 𝑃(𝐴)+𝑃(𝐵∖𝐴); б) 𝐵=(𝐵∖𝐴)+𝐴𝐵, причем (𝐵∖𝐴)·(𝐴𝐵)=∅. Тогда 𝑃(𝐵) =акс3= 𝑃(𝐵∖𝐴)+𝑃(𝐴𝐵) ⇒ 𝑃(𝐵∖𝐴) = 𝑃(𝐵)−𝑃(𝐴𝐵); в) Подставим 𝑃(𝐵∖𝐴) из (б) в (а): 𝑃(𝐴+𝐵)= 𝑃(𝐴)+𝑃(𝐵)−𝑃(𝐴𝐵). </text:span><text:span text:style-name="T1">7.</text:span><text:span text:style-name="T2"> </text:span><text:span text:style-name="T3">Пусть: 1) 𝐴,𝐵∈B – события, связанные с некоторым случайным экспериментом; 2) известно, что в рез-те проведения эксперимента наступило событие 𝐵. Условной в-тью осущ.ия события 𝐴 при условии, что наступило событие 𝐵, наз. число 𝑃(𝐴|𝐵)=𝑃(𝐴𝐵)/𝑃(𝐵). Св-ва: 1) 𝑃(𝐴|𝐵)≥0; 2) 𝑃(Ω|𝐵)=1; 3) Если 𝐴1,...,𝐴𝑛,... – попарно несовм. события, то 𝑃(𝐴1+...+𝐴𝑛+...|𝐵) = 𝑃(𝐴1|𝐵)+ … + 𝑃(𝐴𝑛|𝐵) +.... Док-ва: 1) 𝑃(𝐴|𝐵)= 𝑃(𝐴𝐵)≥0(акс. неотр.) / 𝑃(𝐵)&gt;0 ≥ 0; 2) 𝑃(Ω|𝐵) = 𝑃(Ω𝐵)/𝑃(𝐵) =(Ω𝐵=𝐵)= 𝑃(𝐵)/𝑃(𝐵) =1; 3) Пусть 𝐴1,...,𝐴𝑛,... – попарно несовм. события. 𝑃(𝐴1,...,𝐴𝑛,...|𝐵) = 𝑃((𝐴1+...+𝐴𝑛+...)𝐵) / 𝑃(𝐵) = (счетная дистрибутивность пересечения отн</text:span><text:span text:style-name="T5">-</text:span><text:span text:style-name="T3">но объединения) = 𝑃(𝐴1𝐵+...+𝐴𝑛𝐵+...) / 𝑃(𝐵) = (𝐴𝑖𝐵⊆𝐴𝑖. Т.к. 𝐴𝑖, 𝑖∈N попарно несовм., то и 𝐴𝑖𝐵, 𝑖∈N также будут попарно несовм.) =акс3= (𝑃(𝐴1𝐵)+...+𝑃(𝐴𝑛𝐵)+...) / 𝑃(𝐵) = 𝑃(𝐴1𝐵)/𝑃(𝐵) +...+ 𝑃(𝐴𝑛𝐵)/𝑃(𝐵) +... = 𝑃(𝐴1|𝐵)+ ...+ 𝑃(𝐴𝑛|𝐵)+.… </text:span><text:span text:style-name="T1">8.</text:span><text:span text:style-name="T2"> </text:span><text:span text:style-name="T3">Т. о ф-ле умножения в-тей для 2х событий: Пусть 𝑃(𝐴)&gt;0, тогда 𝑃(𝐴𝐵)= 𝑃(𝐴)𝑃(𝐵|𝐴). Д-во: Т.к. 𝑃(𝐴)&gt;0, то определим условную в-ть 𝑃(𝐵|𝐴)=𝑃(𝐴𝐵)/𝑃(𝐴) ⇒ 𝑃(𝐴𝐵)= 𝑃(𝐴)𝑃(𝐵|𝐴). Т. о ф-ле умножения в-тей для 𝑛 событий: Пусть: 1) 𝐴𝑖,...,𝐴𝑛 – события; 2) 𝑃(𝐴1·...·𝐴𝑛−1)&gt;0, тогда: 𝑃(𝐴1·…·𝐴𝑛)= 𝑃(𝐴2|𝐴1)· 𝑃(𝐴3|𝐴1𝐴2)·...· 𝑃(𝐴𝑛|𝐴1...𝐴𝑛−1). Д-во: 1) ∀𝑘 ∈ {1, ..., 𝑛−1}: 𝐴1·...·𝐴𝑛−1 ⊆ 𝐴1·...·𝐴𝑘−1 ⇒ (𝐴1·...·𝐴𝑘) (𝐴𝑘+1·...·𝐴𝑛−1) ⊆ 𝐴1·...·𝐴𝑘 ⇒ 𝑃(𝐴1·...·𝐴𝑛−1) ≤ 𝑃(𝐴1·...·𝐴𝑘) ⇒ ∀𝑘∈{1,...,𝑛−1}: 𝑃(𝐴1·...·𝐴𝑘) &gt; 0. 2) 𝑃(𝐴1·...· 𝐴𝑛−1·𝐴𝑛) = (𝑃(𝐴𝐵) = 𝑃(𝐴)𝑃(𝐵|𝐴)) = </text:span><text:soft-page-break/><text:span text:style-name="T3">𝑃(𝐴1·... ·𝐴𝑛−2·𝐴𝑛−1) 𝑃(𝐴𝑛|𝐴1·... ·𝐴𝑛−1) = (ф-ла умн. в-тей для 2х событий) = 𝑃(𝐴1·...·𝐴𝑛−2) · 𝑃(𝐴𝑛−1|𝐴1·...·𝐴𝑛−2) · 𝑃(𝐴𝑛|𝐴1·...·𝐴𝑛−1) =...= 𝑃(𝐴1)·𝑃(𝐴2|𝐴1) ·…· 𝑃(𝐴𝑛|𝐴1 ·...·𝐴𝑛−1). </text:span><text:span text:style-name="T1">9.</text:span><text:span text:style-name="T2"> </text:span><text:span text:style-name="T3">Пусть 𝐴, 𝐵 – события, связанные с некоторым случайным экспериментом. События 𝐴 и 𝐵 называются независ., если в-ть осущ.ия их произведения равна: 𝑃(𝐴𝐵)=𝑃(𝐴)·𝑃(𝐵). T. о связи независ.-ти двух событий с условными в-тями их осущ.ия: 1) Если 𝑃(𝐵)&gt;0, то 𝐴,𝐵 – независ. т.и т.т. 𝑃(𝐴|𝐵) = 𝑃(𝐴). 2. Если 𝑃(𝐴) &gt; 0, то 𝐴,𝐵 – независ. т.и т.т. 𝑃(𝐵|𝐴) = 𝑃(𝐵). Д-во: Необходимость. Дано: 𝐴,𝐵–независ., т.е. 𝑃(𝐴𝐵)=𝑃(𝐴)𝑃(𝐵). 𝑃(𝐴|𝐵) =опр.усл.в-ти= 𝑃(𝐴𝐵)/𝑃(𝐵) = (𝐴,𝐵 – независ.) = 𝑃(𝐴)𝑃(𝐵)/𝑃(𝐵) = 𝑃(𝐴). Достаточность. Дано: 𝑃(𝐴|𝐵) = 𝑃(𝐴). 𝑃(𝐴𝐵)= (𝑃(𝐵)&gt;0 ⇒ ф-ла умножения в-тей) = 𝑃(𝐵)·𝑃(𝐴|𝐵) = 𝑃(𝐵)·𝑃(𝐴) ⇒ 𝐴, 𝐵 – независ.. </text:span><text:span text:style-name="T1">10.</text:span><text:span text:style-name="T2"> </text:span><text:span text:style-name="T3">События 𝐴1,..,𝐴𝑛 наз. попарно независ., если ∀𝑖,𝑗∈ {1,..,𝑛}, 𝑖!=𝑗, события 𝐴𝑖,𝐴𝑗 – независ., т.е.: 𝑃(𝐴𝑖𝐴𝑗) = 𝑃(𝐴𝑖)𝑃(𝐴𝑗), 𝑖,𝑗=1,𝑛, 𝑖 ̸=𝑗. События 𝐴1,..,𝐴𝑛 наз. независ. в совокупности, если ∀𝑘∈ {2,..,𝑛} ∀𝑖1,..,𝑖𝑘 ∈ {1,...𝑛} таких, что 𝑖1&lt;𝑖2&lt;..&lt;𝑖𝑘 выполняется 𝑃(𝐴𝑖1·..·𝐴𝑖𝑘) = 𝑃(𝐴𝑖1)·..·𝑃(𝐴𝑖𝑘). 𝐴1,..,𝐴𝑛 – независ. в совокупности ⇒ 𝐴1,..,𝐴𝑛 – попарно независ.. Обратное неверно. Пример: Рассмотрим правильный тетраэдр, на гранях которого числа 1,2,3,123. Тетраэдр подбрасывают и смотрят, что на нижней грани. События 𝐴𝑖 = {на нижней грани есть 𝑖∈{1,2,3}}, – попарно независ., но не являются независ. в совокупности. 𝑃(𝐴i)=2/4=1/2; 𝑃(𝐴1𝐴2) = 𝐴1𝐴2 = {на нижней грани 1 и 2} = 1/4 = 𝑃(𝐴1𝐴3) = 𝑃(𝐴2𝐴3); 1/4= 𝑃(𝐴1𝐴2𝐴3) != 𝑃(𝐴1)𝑃(𝐴2)𝑃(𝐴3) =1/8. </text:span><text:span text:style-name="T1">11.</text:span><text:span text:style-name="T2"> </text:span><text:span text:style-name="T3">Т. о ф-ле полной в-ти. Пусть: 1) Гипотезы 𝐻1,..,𝐻𝑛 – полная группа событий; 2) 𝑃(𝐻𝑖)&gt;0, 𝑖=1,𝑛; 3) 𝐴∈𝐵 – событие, связанное с некоторым случайным экспериментом. Тогда: 𝑃(𝐴) = 𝑃(𝐴|𝐻1)𝑃(𝐻1) + 𝑃(𝐴|𝐻2)𝑃(𝐻2) +...+ 𝑃(𝐴|𝐻𝑛)𝑃(𝐻𝑛). Д-во. 𝑃(𝐴)=𝑃(𝐴Ω)= 𝑃(𝐴(𝐻1 +...+ 𝐻𝑛)) = 𝑃(𝐴𝐻1+ 𝐴𝐻2+...+𝐴𝐻𝑛) = (𝐴𝐻𝑖⊆𝐻𝑖, 𝐴𝐻𝑗⊆𝐻𝑗 ⇒ (𝐴𝐻𝑖)·(𝐴𝐻𝑗)=0) =акс. сложения= 𝑃(𝐴𝐻1)+...+𝑃(𝐴𝐻𝑛) = (𝑃(𝐻𝑖)&gt;0 ⇒ф-ла умножения в-тей)= 𝑃(𝐴|𝐻1)𝑃(𝐻1) +...+ 𝑃(𝐴|𝐻𝑛)𝑃(𝐻𝑛). </text:span><text:span text:style-name="T1">12.</text:span><text:span text:style-name="T2"> </text:span><text:span text:style-name="T3">Т. о ф-ле Байеса: Пусть: 1) выполнены условия т. о ф-ле полной в-ти; 2) 𝑃(𝐴)&gt;0. Тогда: 𝑃(𝐻𝑖|𝐴) = 𝑃(𝐴|𝐻𝑖)𝑃(𝐻𝑖) / 𝑃(𝐴|𝐻1)𝑃(𝐻1)+...+𝑃(𝐴|𝐻𝑛)𝑃(𝐻𝑛), 𝑖=1,𝑛. Д-во: 𝑃(𝐻𝑖|𝐴) = (𝑃(𝐴)&gt;0 ⇒ эта условная в-ть определена) = опр. условной в-ти = 𝑃(𝐴𝐻𝑖)/𝑃(𝐴) = (числитель по т. умножения в-тей, знаменатель – по ф-ле полной в-ти) = 𝑃(𝐴|𝐻𝑖)𝑃(𝐻𝑖) / 𝑃(𝐴|𝐻1)𝑃(𝐻1)+...+𝑃(𝐴|𝐻𝑛)𝑃(𝐻𝑛). </text:span><text:span text:style-name="T1">13.</text:span><text:span text:style-name="T2"> </text:span><text:span text:style-name="T3">T. Бернулли. В-ть осущ.ия ровно 𝑘 успехов в серии из 𝑛 испытаний по схеме Бернулли – 𝑃𝑘𝑛 = 𝐶𝑘𝑛 𝑝^𝑘 𝑞^(𝑛−𝑘), 𝑘=0,𝑛, 𝑞=1−𝑝, 𝑝 – в-ть успеха в одном испытании. Д-во: 1) Опишем результат серии с использованием кортежа (𝑥1,..,𝑥𝑛), где 𝑥𝑖=1, если в i-ом испытании произошел успех и 0, иначе. Ω={(𝑥1,..,𝑥𝑛): 𝑥𝑖∈{0,1}, 𝑖 =1,𝑛}; 2) 𝐴 = {в серии из 𝑛 испытаний произошло ровно 𝑘 успехов}. (𝑥1,..,𝑥𝑛) ∈𝐴 – тут ровно 𝑘 единиц и 𝑛−𝑘 нулей. 𝑃 {одного исхода из 𝐴} = 𝑃 {{в первом испытании 𝑥1 успехов} ·...· {в 𝑛-ом испытании 𝑥𝑛 успехов}} = (отдельные испытание независ. в совокупности) = 𝑃 {𝑥1 успех в первом испытании} ·...· 𝑃 {𝑥𝑛 успехов в 𝑛-ом испытании} = 𝑝^𝑘 ·𝑞^(𝑛−𝑘) ⇒ одинаковая для всех исходов из 𝐴. 3) |𝐴|=? Каждый исход из 𝐴 однозначно определяется номерами 𝑘 позиций кортежа, в которых записаны "1". То есть, число исходов в 𝐴 равно числу способов выбрать 𝑘 из 𝑛 ⇒ |𝐴|= 𝐶𝑘𝑛; 4) 𝑃𝑛(𝑘)=𝑃(𝐴) =|𝐴|· 𝑃{одного исхода из 𝐴} = 𝐶𝑘𝑛 𝑝^𝑘 𝑞^(𝑛−𝑘).</text:span>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, sans-serif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01:43:44.263023124</meta:creation-date>
    <dc:date>2024-11-29T02:00:17.158855707</dc:date>
    <meta:editing-duration>PT3M3S</meta:editing-duration>
    <meta:editing-cycles>1</meta:editing-cycles>
    <meta:document-statistic meta:table-count="0" meta:image-count="0" meta:object-count="0" meta:page-count="3" meta:paragraph-count="4" meta:word-count="1542" meta:character-count="10256" meta:non-whitespace-character-count="8679"/>
    <meta:generator>LibreOffice/24.8.0.3$MacOSX_AARCH64 LibreOffice_project/0bdf1299c94fe897b119f97f3c613e9dca6be583</meta:generator>
  </office:meta>
</office:document-meta>
</file>